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Roboto Slab" svg:font-family="'Roboto Sla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517c" draw:stroke-linejoin="round" draw:fill="solid" draw:fill-color="#ffffff" draw:textarea-vertical-align="middle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TITLE_5f_AND_5f_DESCRIPTION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SECTION_5f_TITLE_5f_AND_5f_DESCRIPTION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SECTION_5f_TITLE_5f_AND_5f_DESCRIPTION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SECTION_5f_TITLE_5f_AND_5f_DESCRIPTION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outline1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0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SECTION_5f_TITLE_5f_AND_5f_DESCRIPTION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SECTION_5f_TITLE_5f_AND_5f_DESCRIPTION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SECTION_5f_TITLE_5f_AND_5f_DESCRIPTION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SECTION_5f_TITLE_5f_AND_5f_DESCRIPTION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SECTION_5f_TITLE_5f_AND_5f_DESCRIPTION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SECTION_5f_HEADER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7" style:family="presentation" style:parent-style-name="SECTION_5f_HEADER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 Slab" fo:font-size="40pt" fo:letter-spacing="normal" fo:font-style="normal" style:text-underline-style="none" fo:font-weight="normal" style:font-name-asian="Roboto Slab" style:font-size-asian="40pt" style:font-style-asian="normal" style:font-weight-asian="normal" style:font-name-complex="Roboto Slab" style:font-size-complex="40pt" style:font-style-complex="normal" style:font-weight-complex="normal"/>
    </style:style>
    <style:style style:name="T2" style:family="text">
      <style:text-properties fo:font-variant="normal" fo:text-transform="none" fo:color="#8bc34a" style:text-line-through-style="none" style:text-line-through-type="none" style:text-position="0% 100%" style:font-name="Roboto Slab" fo:font-size="24pt" fo:letter-spacing="normal" fo:font-style="normal" style:text-underline-style="none" fo:font-weight="normal" style:font-name-asian="Roboto Slab" style:font-size-asian="24pt" style:font-style-asian="normal" style:font-weight-asian="normal" style:font-name-complex="Roboto Slab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 Slab" fo:font-size="38pt" fo:letter-spacing="normal" fo:font-style="normal" style:text-underline-style="none" fo:font-weight="normal" style:font-name-asian="Roboto Slab" style:font-size-asian="38pt" style:font-style-asian="normal" style:font-weight-asian="normal" style:font-name-complex="Roboto Slab" style:font-size-complex="3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6" style:family="text">
      <style:text-properties fo:font-variant="normal" fo:text-transform="none" fo:color="#00517c" style:text-line-through-style="none" style:text-line-through-type="none" style:text-position="0% 100%" style:font-name="Roboto" fo:font-size="16pt" fo:letter-spacing="normal" fo:font-style="normal" style:text-underline-style="none" fo:font-weight="bold" style:font-name-asian="Roboto" style:font-size-asian="16pt" style:font-style-asian="normal" style:font-weight-asian="bold" style:font-name-complex="Roboto" style:font-size-complex="16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Roboto" fo:font-size="14pt" fo:letter-spacing="normal" fo:font-style="normal" style:text-underline-style="none" fo:font-weight="bold" style:font-name-asian="Roboto" style:font-size-asian="14pt" style:font-style-asian="normal" style:font-weight-asian="bold" style:font-name-complex="Roboto" style:font-size-complex="14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" fo:font-size="16pt" fo:letter-spacing="normal" fo:font-style="normal" style:text-underline-style="none" fo:font-weight="bold" style:font-name-asian="Roboto" style:font-size-asian="16pt" style:font-style-asian="normal" style:font-weight-asian="bold" style:font-name-complex="Roboto" style:font-size-complex="16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oboto Slab" fo:font-size="48pt" fo:letter-spacing="normal" fo:font-style="normal" style:text-underline-style="none" fo:font-weight="normal" style:font-name-asian="Roboto Slab" style:font-size-asian="48pt" style:font-style-asian="normal" style:font-weight-asian="normal" style:font-name-complex="Roboto Slab" style:font-size-complex="4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c3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Roboto" fo:color="#8bc34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8bc34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08cm" text:min-label-width="0.862cm"/>
        <style:text-properties style:font-name="Roboto" fo:color="#8bc34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408cm" text:min-label-width="0.862cm"/>
        <style:text-properties fo:color="#8bc34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54cm" text:min-label-width="0.916cm"/>
        <style:text-properties style:font-name="Roboto" fo:color="#8bc34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54cm" text:min-label-width="0.916cm"/>
        <style:text-properties fo:color="#8bc34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71cm" text:min-label-width="0.899cm"/>
        <style:text-properties style:font-name="Roboto" fo:color="#8bc34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3;p13" presentation:style-name="pr1" draw:text-style-name="P2" draw:layer="layout" svg:width="16.064cm" svg:height="4.047cm" svg:x="4.668cm" svg:y="3.303cm" presentation:class="title" presentation:user-transformed="true">
          <draw:text-box>
            <text:p text:style-name="P1"><text:span text:style-name="T1">MoneyBall Reloaded</text:span></text:p>
          </draw:text-box>
        </draw:frame>
        <draw:frame draw:name="Google Shape;64;p13" presentation:style-name="pr2" draw:text-style-name="P4" draw:layer="layout" svg:width="16.064cm" svg:height="2.524cm" svg:x="4.668cm" svg:y="8.471cm" presentation:class="subtitle" presentation:user-transformed="true">
          <draw:text-box>
            <text:p text:style-name="P3"><text:span text:style-name="T2">Aksel Volle, Hugo Degeorges, Julien Nicolas, Corentin Bel, Elie Lévy</text:span></text:p>
          </draw:text-box>
        </draw:frame>
        <presentation:notes draw:style-name="dp2">
          <draw:page-thumbnail draw:name="Google Shape;60;gc6fa3c898_0_0:notes" draw:style-name="gr1" draw:layer="layout" svg:width="16.933cm" svg:height="9.524cm" svg:x="1.059cm" svg:y="1.905cm" draw:page-number="1" presentation:class="page"/>
          <draw:frame draw:name="Google Shape;61;gc6fa3c898_0_0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ématique Métier" draw:style-name="dp1" draw:master-page-name="SECTION_5f_TITLE_5f_AND_5f_DESCRIPTION">
        <draw:frame draw:name="Google Shape;69;p14" presentation:style-name="pr4" draw:text-style-name="P6" draw:layer="layout" svg:width="11.236cm" svg:height="3.661cm" svg:x="0.738cm" svg:y="5.313cm" presentation:class="title" presentation:user-transformed="true">
          <draw:text-box>
            <text:p text:style-name="P1"><text:span text:style-name="T3">Problématique Métier</text:span></text:p>
          </draw:text-box>
        </draw:frame>
        <draw:frame draw:name="Google Shape;70;p14" presentation:style-name="pr5" draw:text-style-name="P9" draw:layer="layout" svg:width="10.657cm" svg:height="10.263cm" svg:x="13.779cm" svg:y="3.083cm" presentation:class="outline" presentation:user-transformed="true">
          <draw:text-box>
            <text:list text:style-name="L4">
              <text:list-item>
                <text:p text:style-name="P7"><text:span text:style-name="T4">Faciliter le recrutement et le <text:s/>remplacement en trouvant des joueurs similaires</text:span></text:p>
              </text:list-item>
              <text:list-item>
                <text:p text:style-name="P7"><text:span text:style-name="T4">Pouvoir comparer les joueurs</text:span></text:p>
              </text:list-item>
              <text:list-item>
                <text:p text:style-name="P7"><text:span text:style-name="T4">Essayer de catégoriser les joueurs</text:span></text:p>
              </text:list-item>
            </text:list>
            <text:p text:style-name="P8"><text:span text:style-name="T5"/></text:p>
          </draw:text-box>
        </draw:frame>
        <presentation:notes draw:style-name="dp2">
          <draw:page-thumbnail draw:name="Google Shape;66;gc6fa3c898_0_5:notes" draw:style-name="gr1" draw:layer="layout" svg:width="16.933cm" svg:height="9.524cm" svg:x="1.059cm" svg:y="1.905cm" draw:page-number="2" presentation:class="page"/>
          <draw:frame draw:name="Google Shape;67;gc6fa3c898_0_5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hnologies utilisées" draw:style-name="dp1" draw:master-page-name="SECTION_5f_TITLE_5f_AND_5f_DESCRIPTION">
        <draw:frame draw:name="Google Shape;75;p15" presentation:style-name="pr4" draw:text-style-name="P6" draw:layer="layout" svg:width="11.236cm" svg:height="3.661cm" svg:x="0.738cm" svg:y="5.313cm" presentation:class="title" presentation:user-transformed="true">
          <draw:text-box>
            <text:p text:style-name="P1"><text:span text:style-name="T3">Technologies utilisées</text:span></text:p>
          </draw:text-box>
        </draw:frame>
        <draw:frame draw:name="Google Shape;76;p15" presentation:style-name="pr5" draw:text-style-name="P9" draw:layer="layout" svg:width="10.657cm" svg:height="10.263cm" svg:x="13.779cm" svg:y="2.674cm" presentation:class="outline" presentation:user-transformed="true">
          <draw:text-box>
            <text:list text:style-name="L4">
              <text:list-item>
                <text:p text:style-name="P7"><text:span text:style-name="T4">Python</text:span></text:p>
              </text:list-item>
              <text:list-item>
                <text:p text:style-name="P7"><text:span text:style-name="T4">Scikit-Learn</text:span></text:p>
              </text:list-item>
              <text:list-item>
                <text:p text:style-name="P7"><text:span text:style-name="T4">Jupyter Notebook</text:span></text:p>
              </text:list-item>
              <text:list-item>
                <text:p text:style-name="P7"><text:span text:style-name="T4">Matplotlib</text:span></text:p>
              </text:list-item>
              <text:list-item>
                <text:p text:style-name="P7"><text:span text:style-name="T4">Streamlit</text:span></text:p>
              </text:list-item>
            </text:list>
            <text:p text:style-name="P8"><text:span text:style-name="T5"/></text:p>
          </draw:text-box>
        </draw:frame>
        <presentation:notes draw:style-name="dp2">
          <draw:page-thumbnail draw:name="Google Shape;72;gd5afa60fbf_0_224:notes" draw:style-name="gr1" draw:layer="layout" svg:width="16.933cm" svg:height="9.524cm" svg:x="1.059cm" svg:y="1.905cm" draw:page-number="3" presentation:class="page"/>
          <draw:frame draw:name="Google Shape;73;gd5afa60fbf_0_224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lles données? " draw:style-name="dp1" draw:master-page-name="SECTION_5f_TITLE_5f_AND_5f_DESCRIPTION">
        <draw:frame draw:name="Google Shape;81;p16" presentation:style-name="pr4" draw:text-style-name="P6" draw:layer="layout" svg:width="11.236cm" svg:height="3.661cm" svg:x="0.738cm" svg:y="5.313cm" presentation:class="title" presentation:user-transformed="true">
          <draw:text-box>
            <text:p text:style-name="P1"><text:span text:style-name="T3">Quelles données? </text:span></text:p>
          </draw:text-box>
        </draw:frame>
        <draw:frame draw:name="Google Shape;82;p16" presentation:style-name="pr5" draw:text-style-name="P9" draw:layer="layout" svg:width="10.657cm" svg:height="10.263cm" svg:x="13.662cm" svg:y="3.239cm" presentation:class="outline" presentation:user-transformed="true">
          <draw:text-box>
            <text:list text:style-name="L4">
              <text:list-item>
                <text:p text:style-name="P7"><text:span text:style-name="T4">Saisons 2016 à 2020</text:span></text:p>
              </text:list-item>
              <text:list-item>
                <text:p text:style-name="P7"><text:span text:style-name="T4">Statistiques de base (Points, passes, rebonds, contres…)</text:span></text:p>
              </text:list-item>
              <text:list-item>
                <text:p text:style-name="P7"><text:span text:style-name="T4">Statistiques Avancées (OWS, DWS, PER, etc..)</text:span></text:p>
              </text:list-item>
            </text:list>
            <text:p text:style-name="P8"><text:span text:style-name="T5"/></text:p>
          </draw:text-box>
        </draw:frame>
        <presentation:notes draw:style-name="dp2">
          <draw:page-thumbnail draw:name="Google Shape;78;gd5afa60fbf_0_234:notes" draw:style-name="gr1" draw:layer="layout" svg:width="16.933cm" svg:height="9.524cm" svg:x="1.059cm" svg:y="1.905cm" draw:page-number="4" presentation:class="page"/>
          <draw:frame draw:name="Google Shape;79;gd5afa60fbf_0_234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custom-shape draw:name="Google Shape;87;p17" draw:style-name="gr2" draw:text-style-name="P10" draw:layer="layout" svg:width="6.772cm" svg:height="2.517cm" svg:x="18.572cm" svg:y="6.191cm">
          <text:p text:style-name="P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88;p17" presentation:style-name="pr9" draw:text-style-name="P9" draw:layer="layout" svg:width="4.996cm" svg:height="1.458cm" svg:x="19.46cm" svg:y="6.72cm" presentation:class="outline" presentation:user-transformed="true">
          <draw:text-box>
            <text:p text:style-name="P1"><text:span text:style-name="T6">Déploiement</text:span></text:p>
          </draw:text-box>
        </draw:frame>
        <draw:custom-shape draw:name="Google Shape;89;p17" draw:style-name="gr2" draw:text-style-name="P10" draw:layer="layout" svg:width="6.772cm" svg:height="2.517cm" svg:x="12.957cm" svg:y="6.191cm">
          <text:p text:style-name="P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90;p17" draw:style-name="gr2" draw:text-style-name="P10" draw:layer="layout" svg:width="6.772cm" svg:height="2.517cm" svg:x="7.303cm" svg:y="6.191cm">
          <text:p text:style-name="P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91;p17" draw:style-name="gr2" draw:text-style-name="P10" draw:layer="layout" svg:width="6.772cm" svg:height="2.517cm" svg:x="1.63cm" svg:y="6.191cm">
          <text:p text:style-name="P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92;p17" draw:style-name="gr3" draw:text-style-name="P11" draw:layer="layout" svg:width="5.42cm" svg:height="1.185cm" svg:x="2.578cm" svg:y="6.851cm">
          <text:p text:style-name="P1"><text:span text:style-name="T6">Pre-Process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3;p17" presentation:style-name="pr9" draw:text-style-name="P9" draw:layer="layout" svg:width="4.996cm" svg:height="1.458cm" svg:x="13.941cm" svg:y="6.72cm" presentation:class="outline" presentation:user-transformed="true">
          <draw:text-box>
            <text:p text:style-name="P1"><text:span text:style-name="T6">Plotting</text:span></text:p>
          </draw:text-box>
        </draw:frame>
        <draw:frame draw:name="Google Shape;94;p17" presentation:style-name="pr9" draw:text-style-name="P9" draw:layer="layout" svg:width="4.996cm" svg:height="1.458cm" svg:x="8.191cm" svg:y="6.72cm" presentation:class="outline" presentation:user-transformed="true">
          <draw:text-box>
            <text:p text:style-name="P1"><text:span text:style-name="T6">Modeling</text:span></text:p>
          </draw:text-box>
        </draw:frame>
        <presentation:notes draw:style-name="dp2">
          <draw:page-thumbnail draw:name="Google Shape;84;gc6fa3c898_0_32:notes" draw:style-name="gr1" draw:layer="layout" svg:width="16.933cm" svg:height="9.524cm" svg:x="1.059cm" svg:y="1.905cm" draw:page-number="5" presentation:class="page"/>
          <draw:frame draw:name="Google Shape;85;gc6fa3c898_0_32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-Processing" draw:style-name="dp1" draw:master-page-name="SECTION_5f_TITLE_5f_AND_5f_DESCRIPTION">
        <draw:frame draw:name="Google Shape;99;p18" presentation:style-name="pr4" draw:text-style-name="P6" draw:layer="layout" svg:width="11.236cm" svg:height="3.661cm" svg:x="0.738cm" svg:y="5.313cm" presentation:class="title" presentation:user-transformed="true">
          <draw:text-box>
            <text:p text:style-name="P1"><text:span text:style-name="T3">Pre-Processing</text:span></text:p>
          </draw:text-box>
        </draw:frame>
        <draw:frame draw:name="Google Shape;100;p18" presentation:style-name="pr5" draw:text-style-name="P9" draw:layer="layout" svg:width="10.657cm" svg:height="10.263cm" svg:x="13.74cm" svg:y="2.674cm" presentation:class="outline" presentation:user-transformed="true">
          <draw:text-box>
            <text:list text:style-name="L8">
              <text:list-item>
                <text:p text:style-name="P7"><text:span text:style-name="T7">Normalisation des noms (Accents, points,Jr, etc..)</text:span></text:p>
              </text:list-item>
              <text:list-item>
                <text:p text:style-name="P7"><text:span text:style-name="T7">Récupérer la dernière équipe pour les joueurs transférés</text:span></text:p>
              </text:list-item>
              <text:list-item>
                <text:p text:style-name="P7"><text:span text:style-name="T7">Enlever les joueurs retraités depuis</text:span></text:p>
              </text:list-item>
              <text:list-item>
                <text:p text:style-name="P7"><text:span text:style-name="T7">Agréger les statistiques de base (Somme puis moyenne par match)</text:span></text:p>
              </text:list-item>
              <text:list-item>
                <text:p text:style-name="P7"><text:span text:style-name="T7">Agréger les statistiques avancées en pondérant par match joués</text:span></text:p>
              </text:list-item>
              <text:list-item>
                <text:p text:style-name="P7"><text:span text:style-name="T7">Enlever les joueurs avec un échantillon de jeu trop faible (en minutes et en Matchs joués)</text:span></text:p>
              </text:list-item>
              <text:list-item>
                <text:p text:style-name="P7"><text:span text:style-name="T7">Ramener sur 36 minutes</text:span></text:p>
              </text:list-item>
              <text:list-item>
                <text:p text:style-name="P7"><text:span text:style-name="T7">Scaler sur [0, 1]</text:span></text:p>
              </text:list-item>
              <text:list-item>
                <text:p text:style-name="P7"><text:span text:style-name="T7">Scrapping pour récupérer la taille de joueurs</text:span></text:p>
              </text:list-item>
            </text:list>
            <text:p text:style-name="P8"><text:span text:style-name="T5"/></text:p>
          </draw:text-box>
        </draw:frame>
        <presentation:notes draw:style-name="dp2">
          <draw:page-thumbnail draw:name="Google Shape;96;gd5afa60fbf_0_229:notes" draw:style-name="gr1" draw:layer="layout" svg:width="16.933cm" svg:height="9.524cm" svg:x="1.059cm" svg:y="1.905cm" draw:page-number="6" presentation:class="page"/>
          <draw:frame draw:name="Google Shape;97;gd5afa60fbf_0_229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ing" draw:style-name="dp1" draw:master-page-name="SECTION_5f_TITLE_5f_AND_5f_DESCRIPTION">
        <draw:frame draw:name="Google Shape;105;p19" presentation:style-name="pr4" draw:text-style-name="P6" draw:layer="layout" svg:width="11.236cm" svg:height="3.661cm" svg:x="0.738cm" svg:y="5.313cm" presentation:class="title" presentation:user-transformed="true">
          <draw:text-box>
            <text:p text:style-name="P1"><text:span text:style-name="T3">Modeling</text:span></text:p>
          </draw:text-box>
        </draw:frame>
        <draw:frame draw:name="Google Shape;106;p19" presentation:style-name="pr5" draw:text-style-name="P9" draw:layer="layout" svg:width="10.657cm" svg:height="10.191cm" svg:x="13.273cm" svg:y="2.727cm" presentation:class="outline" presentation:user-transformed="true">
          <draw:text-box>
            <text:list text:style-name="L10">
              <text:list-item>
                <text:p text:style-name="P7"><text:span text:style-name="T8">Score Silhouette</text:span></text:p>
              </text:list-item>
              <text:list-item>
                <text:p text:style-name="P7"><text:span text:style-name="T8">DBSCAN</text:span></text:p>
              </text:list-item>
              <text:list-item>
                <text:p text:style-name="P7"><text:span text:style-name="T8">FCM</text:span></text:p>
              </text:list-item>
              <text:list-item>
                <text:p text:style-name="P7"><text:span text:style-name="T8">Matrice de Distance</text:span></text:p>
              </text:list-item>
            </text:list>
            <text:p text:style-name="P8"><text:span text:style-name="T5"/></text:p>
          </draw:text-box>
        </draw:frame>
        <presentation:notes draw:style-name="dp2">
          <draw:page-thumbnail draw:name="Google Shape;102;gd5afa60fbf_0_256:notes" draw:style-name="gr1" draw:layer="layout" svg:width="16.933cm" svg:height="9.524cm" svg:x="1.059cm" svg:y="1.905cm" draw:page-number="7" presentation:class="page"/>
          <draw:frame draw:name="Google Shape;103;gd5afa60fbf_0_256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otting" draw:style-name="dp1" draw:master-page-name="SECTION_5f_TITLE_5f_AND_5f_DESCRIPTION">
        <draw:frame draw:name="Google Shape;111;p20" presentation:style-name="pr4" draw:text-style-name="P6" draw:layer="layout" svg:width="11.236cm" svg:height="3.661cm" svg:x="0.738cm" svg:y="5.313cm" presentation:class="title" presentation:user-transformed="true">
          <draw:text-box>
            <text:p text:style-name="P1"><text:span text:style-name="T3">Plotting</text:span></text:p>
          </draw:text-box>
        </draw:frame>
        <draw:frame draw:name="Google Shape;112;p20" presentation:style-name="pr5" draw:text-style-name="P9" draw:layer="layout" svg:width="10.657cm" svg:height="10.263cm" svg:x="13.351cm" svg:y="2.713cm" presentation:class="outline" presentation:user-transformed="true">
          <draw:text-box>
            <text:list text:style-name="L4">
              <text:list-item>
                <text:p text:style-name="P7"><text:span text:style-name="T4">Polygone</text:span></text:p>
              </text:list-item>
              <text:list-item>
                <text:p text:style-name="P7"><text:span text:style-name="T4">Heat Matrix</text:span></text:p>
              </text:list-item>
            </text:list>
            <text:p text:style-name="P8"><text:span text:style-name="T5"/></text:p>
          </draw:text-box>
        </draw:frame>
        <presentation:notes draw:style-name="dp2">
          <draw:page-thumbnail draw:name="Google Shape;108;gd5afa60fbf_0_261:notes" draw:style-name="gr1" draw:layer="layout" svg:width="16.933cm" svg:height="9.524cm" svg:x="1.059cm" svg:y="1.905cm" draw:page-number="8" presentation:class="page"/>
          <draw:frame draw:name="Google Shape;109;gd5afa60fbf_0_261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ploiement" draw:style-name="dp1" draw:master-page-name="SECTION_5f_TITLE_5f_AND_5f_DESCRIPTION">
        <draw:frame draw:name="Google Shape;117;p21" presentation:style-name="pr4" draw:text-style-name="P6" draw:layer="layout" svg:width="11.236cm" svg:height="3.661cm" svg:x="0.738cm" svg:y="5.313cm" presentation:class="title" presentation:user-transformed="true">
          <draw:text-box>
            <text:p text:style-name="P1"><text:span text:style-name="T3">Déploiement</text:span></text:p>
          </draw:text-box>
        </draw:frame>
        <draw:frame draw:name="Google Shape;118;p21" presentation:style-name="pr5" draw:text-style-name="P9" draw:layer="layout" svg:width="10.657cm" svg:height="10.263cm" svg:x="13.351cm" svg:y="2.713cm" presentation:class="outline" presentation:user-transformed="true">
          <draw:text-box>
            <text:list text:style-name="L4">
              <text:list-item>
                <text:p text:style-name="P7"><text:span text:style-name="T4">Streamlit</text:span></text:p>
              </text:list-item>
            </text:list>
            <text:p text:style-name="P8"><text:span text:style-name="T5"/></text:p>
          </draw:text-box>
        </draw:frame>
        <presentation:notes draw:style-name="dp2">
          <draw:page-thumbnail draw:name="Google Shape;114;gd5afa60fbf_0_266:notes" draw:style-name="gr1" draw:layer="layout" svg:width="16.933cm" svg:height="9.524cm" svg:x="1.059cm" svg:y="1.905cm" draw:page-number="9" presentation:class="page"/>
          <draw:frame draw:name="Google Shape;115;gd5afa60fbf_0_266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SECTION_5f_TITLE_5f_AND_5f_DESCRIPTION">
        <draw:frame draw:name="Google Shape;123;p22" presentation:style-name="pr4" draw:text-style-name="P6" draw:layer="layout" svg:width="11.236cm" svg:height="3.661cm" svg:x="0.738cm" svg:y="5.313cm" presentation:class="title" presentation:user-transformed="true">
          <draw:text-box>
            <text:p text:style-name="P1"><text:span text:style-name="T3">Conclusion</text:span></text:p>
          </draw:text-box>
        </draw:frame>
        <draw:frame draw:name="Google Shape;124;p22" presentation:style-name="pr5" draw:text-style-name="P9" draw:layer="layout" svg:width="10.657cm" svg:height="10.263cm" svg:x="13.351cm" svg:y="2.713cm" presentation:class="outline" presentation:user-transformed="true">
          <draw:text-box>
            <text:list text:style-name="L12">
              <text:list-item>
                <text:p text:style-name="P7"><text:span text:style-name="T4">Data-Centric plutôt que Model-Centric =&gt; Importance du Pre-Processing et de la qualité des données</text:span></text:p>
              </text:list-item>
            </text:list>
            <text:list text:style-name="L4">
              <text:list-item>
                <text:p text:style-name="P7"><text:span text:style-name="T4">Importance de la Visualisation de données</text:span></text:p>
              </text:list-item>
              <text:list-item>
                <text:p text:style-name="P7"><text:span text:style-name="T4">Projet transversal (Scrapping, pré-processing, modeling, plotting, déploiement)</text:span></text:p>
              </text:list-item>
            </text:list>
          </draw:text-box>
        </draw:frame>
        <presentation:notes draw:style-name="dp2">
          <draw:page-thumbnail draw:name="Google Shape;120;gd5afa60fbf_0_271:notes" draw:style-name="gr1" draw:layer="layout" svg:width="16.933cm" svg:height="9.524cm" svg:x="1.059cm" svg:y="1.905cm" draw:page-number="10" presentation:class="page"/>
          <draw:frame draw:name="Google Shape;121;gd5afa60fbf_0_271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rci!" draw:style-name="dp1" draw:master-page-name="SECTION_5f_HEADER">
        <draw:frame draw:name="Google Shape;129;p23" presentation:style-name="pr16" draw:text-style-name="P12" draw:layer="layout" svg:width="22.838cm" svg:height="2.52cm" svg:x="1.335cm" svg:y="4.903cm" presentation:class="title" presentation:user-transformed="true">
          <draw:text-box>
            <text:p text:style-name="P1"><text:span text:style-name="T9">Merci!</text:span></text:p>
          </draw:text-box>
        </draw:frame>
        <presentation:notes draw:style-name="dp2">
          <draw:page-thumbnail draw:name="Google Shape;126;gc6fa3c898_0_28:notes" draw:style-name="gr1" draw:layer="layout" svg:width="16.933cm" svg:height="9.524cm" svg:x="1.059cm" svg:y="1.905cm" draw:page-number="11" presentation:class="page"/>
          <draw:frame draw:name="Google Shape;127;gc6fa3c898_0_28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Roboto Slab" svg:font-family="'Roboto Sla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517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00517c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00517c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00517c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517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9cm" svg:stroke-color="#8bc34a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106cm" svg:stroke-color="#039be5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00406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106cm" svg:stroke-color="#8bc34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004065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3.004cm" svg:height="3.124cm" svg:x="4.236cm" svg:y="1.868cm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11;p2" draw:style-name="Mgr3" draw:text-style-name="MP5" draw:layer="backgroundobjects" svg:width="3.004cm" svg:height="3.124cm" draw:transform="rotate (-3.14159265358979) translate (21.164cm 12.411cm)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12;p2" draw:style-name="Mgr4" draw:text-style-name="MP5" draw:layer="backgroundobjects" svg:width="1.179cm" svg:height="0.001cm" svg:x="12.11cm" svg:y="7.826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3;p2" presentation:style-name="TITLE-title" draw:layer="backgroundobjects" svg:width="16.064cm" svg:height="4.047cm" svg:x="4.668cm" svg:y="3.303cm" presentation:class="title" presentation:placeholder="true" presentation:user-transformed="true">
        <draw:text-box/>
      </draw:frame>
      <draw:frame draw:name="Google Shape;15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43;p9" draw:style-name="Mgr5" draw:text-style-name="MP8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9" draw:style-name="Mgr6" draw:text-style-name="MP5" draw:layer="backgroundobjects" svg:width="1.502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5;p9" presentation:style-name="SECTION_5f_TITLE_5f_AND_5f_DESCRIPTION-title" draw:layer="backgroundobjects" svg:width="11.236cm" svg:height="4.183cm" svg:x="0.738cm" svg:y="3.359cm" presentation:class="title" presentation:placeholder="true" presentation:user-transformed="true">
        <draw:text-box/>
      </draw:frame>
      <draw:frame draw:name="Google Shape;47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8;p9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58;p12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Google Shape;17;p3" draw:style-name="Mgr4" draw:text-style-name="MP5" draw:layer="backgroundobjects" svg:width="1.179cm" svg:height="0.001cm" svg:x="12.11cm" svg:y="7.826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8;p3" presentation:style-name="SECTION_5f_HEADER-title" draw:layer="backgroundobjects" svg:width="22.838cm" svg:height="2.52cm" svg:x="1.335cm" svg:y="4.903cm" presentation:class="title" presentation:placeholder="true" presentation:user-transformed="true">
        <draw:text-box/>
      </draw:frame>
      <draw:frame draw:name="Google Shape;19;p3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0"/>
    <meta:generator>LibreOfficeDev/6.0.5.2$Linux_X86_64 LibreOffice_project/</meta:generator>
  </office:meta>
</office:document-meta>
</file>